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6.88mm"/>
    </style:style>
    <style:style style:name="co14" style:family="table-column">
      <style:table-column-properties fo:break-before="auto" style:column-width="251.88mm"/>
    </style:style>
    <style:style style:name="co3" style:family="table-column">
      <style:table-column-properties fo:break-before="auto" style:column-width="16.4mm"/>
    </style:style>
    <style:style style:name="co4" style:family="table-column">
      <style:table-column-properties fo:break-before="auto" style:column-width="154.25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187.55mm"/>
    </style:style>
    <style:style style:name="co7" style:family="table-column">
      <style:table-column-properties fo:break-before="auto" style:column-width="118.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130.97mm"/>
    </style:style>
    <style:style style:name="co12" style:family="table-column">
      <style:table-column-properties fo:break-before="auto" style:column-width="148.43mm"/>
    </style:style>
    <style:style style:name="co15" style:family="table-column">
      <style:table-column-properties fo:break-before="auto" style:column-width="116.08mm"/>
    </style:style>
    <style:style style:name="co16" style:family="table-column">
      <style:table-column-properties fo:break-before="auto" style:column-width="121.18mm"/>
    </style:style>
    <style:style style:name="ro1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94mm" fo:break-before="auto" style:use-optimal-row-height="fals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5.61mm" fo:break-before="auto" style:use-optimal-row-height="false"/>
    </style:style>
    <style:style style:name="ro8" style:family="table-row">
      <style:table-row-properties style:row-height="4.96mm" fo:break-before="auto" style:use-optimal-row-height="false"/>
    </style:style>
    <style:style style:name="ta8" style:family="table" style:master-page-name="PageStyle_5f_Sheet8">
      <style:table-properties table:display="true" style:writing-mode="lr-tb"/>
    </style:style>
    <style:style style:name="ta2" style:family="table" style:master-page-name="PageStyle_5f_MM_28_Hindu_20_Aspect_20_Coverage_29_">
      <style:table-properties table:display="true" style:writing-mode="lr-tb"/>
    </style:style>
    <style:style style:name="ta3" style:family="table" style:master-page-name="PageStyle_5f_MM_28_Hindustan_20_Times_29_">
      <style:table-properties table:display="true" style:writing-mode="lr-tb"/>
    </style:style>
    <style:style style:name="ta4" style:family="table" style:master-page-name="PageStyle_5f_MM_28_TOI_29_">
      <style:table-properties table:display="true" style:writing-mode="lr-tb"/>
    </style:style>
    <style:style style:name="ta5" style:family="table" style:master-page-name="PageStyle_5f_MM_28_Telegraph_29_">
      <style:table-properties table:display="true" style:writing-mode="lr-tb"/>
    </style:style>
    <style:style style:name="ta6" style:family="table" style:master-page-name="PageStyle_5f_MM_28_New_20_India_20_Express_29_">
      <style:table-properties table:display="true" style:writing-mode="lr-tb"/>
    </style:style>
    <style:style style:name="ta7" style:family="table" style:master-page-name="PageStyle_5f_MM_28_Indian_20_Express_29_">
      <style:table-properties table:display="true" style:writing-mode="lr-tb"/>
    </style:style>
    <style:style style:name="ta9" style:family="table" style:master-page-name="PageStyle_5f_MM_28_Deccan_20_Herald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Hindu" table:style-name="ta2">
        <office:forms form:automatic-focus="false" form:apply-design-mode="false"/>
        <table:shapes>
          <draw:frame draw:z-index="0" draw:style-name="gr1" draw:text-style-name="P1" svg:width="403.49mm" svg:height="224.95mm" svg:x="154.23mm" svg:y="0mm">
            <loext:p draw:notify-on-update-of-ranges="Hindu.A1:Hindu.A17 Hindu.B1:Hindu.B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9"/>
        <table:table-column table:style-name="co5" table:default-cell-style-name="ce10"/>
        <table:table-column table:style-name="co3" table:number-columns-repeated="1022" table:default-cell-style-name="ce10"/>
        <table:table-row table:style-name="ro1">
          <table:table-cell table:style-name="ce6" office:value-type="string" calcext:value-type="string">
            <text:p>Court cases related to Aadhaar</text:p>
          </table:table-cell>
          <table:table-cell office:value-type="float" office:value="0.262998745482989" calcext:value-type="float">
            <text:p>0.262998745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211666841599318" calcext:value-type="float">
            <text:p>0.2116668416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based verification for telecom users/ data leakage</text:p>
          </table:table-cell>
          <table:table-cell office:value-type="float" office:value="0.0741997664232604" calcext:value-type="float">
            <text:p>0.074199766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r enrollment centers</text:p>
          </table:table-cell>
          <table:table-cell office:value-type="float" office:value="0.0734167345571955" calcext:value-type="float">
            <text:p>0.073416734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481814501416955" calcext:value-type="float">
            <text:p>0.048181450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arliamentary debates on Aadhaar</text:p>
          </table:table-cell>
          <table:table-cell office:value-type="float" office:value="0.0442896151648282" calcext:value-type="float">
            <text:p>0.044289615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for Aadhaar enabled PDS</text:p>
          </table:table-cell>
          <table:table-cell office:value-type="float" office:value="0.0151808220501773" calcext:value-type="float">
            <text:p>0.015180822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.0150075554244949" calcext:value-type="float">
            <text:p>0.015007555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.0148526150765289" calcext:value-type="float">
            <text:p>0.014852615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143594716034327" calcext:value-type="float">
            <text:p>0.01435947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.0133315340260666" calcext:value-type="float">
            <text:p>0.01333153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ndustan Times" table:style-name="ta3">
        <table:table-column table:style-name="co6" table:default-cell-style-name="ce9"/>
        <table:table-column table:style-name="co3" table:number-columns-repeated="1023" table:default-cell-style-name="ce10"/>
        <table:table-row table:style-name="ro1">
          <table:table-cell table:style-name="ce8" office:value-type="string" calcext:value-type="string">
            <text:p>International Linkages/Positive Effect on Economy</text:p>
            <draw:frame table:end-cell-address="'Hindustan Times'.Y49" table:end-x="13.06mm" table:end-y="3.17mm" draw:z-index="0" draw:style-name="gr2" draw:text-style-name="P2" svg:width="391.38mm" svg:height="231.96mm" svg:x="186.53mm" svg:y="0mm">
              <loext:p draw:notify-on-update-of-ranges="'Hindustan Times'.A1:'Hindustan Times'.A17 'Hindustan Times'.B1:'Hindustan Times'.B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411034900852255" calcext:value-type="float">
            <text:p>0.4110349009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based verification for telecom users/data leakage</text:p>
          </table:table-cell>
          <table:table-cell office:value-type="float" office:value="0.220021288744458" calcext:value-type="float">
            <text:p>0.220021288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arliamentary debates on Aadhaar</text:p>
          </table:table-cell>
          <table:table-cell office:value-type="float" office:value="0.1369035450694" calcext:value-type="float">
            <text:p>0.136903545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urt cases related to Aadhaar</text:p>
          </table:table-cell>
          <table:table-cell office:value-type="float" office:value="0.113147562015804" calcext:value-type="float">
            <text:p>0.11314756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546740072889277" calcext:value-type="float">
            <text:p>0.054674007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252010799455798" calcext:value-type="float">
            <text:p>0.0252010799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.0207882474851789" calcext:value-type="float">
            <text:p>0.020788247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for Aadhaar enabled PD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r enrollment cent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I" table:style-name="ta4">
        <table:table-column table:style-name="co7" table:default-cell-style-name="ce12"/>
        <table:table-column table:style-name="co5" table:default-cell-style-name="ce9"/>
        <table:table-column table:style-name="co8" table:number-columns-repeated="24" table:default-cell-style-name="ce9"/>
        <table:table-column table:style-name="co9" table:number-columns-repeated="997" table:default-cell-style-name="ce9"/>
        <table:table-column table:style-name="co10" table:default-cell-style-name="ce10"/>
        <table:table-row table:style-name="ro5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358461162434692" calcext:value-type="float">
            <text:p>0.3584611624</text:p>
            <draw:frame table:end-cell-address="TOI.Y47" table:end-x="9.86mm" table:end-y="4.05mm" draw:z-index="0" draw:style-name="gr2" draw:text-style-name="P2" svg:width="392.57mm" svg:height="223.37mm" svg:x="3.48mm" svg:y="0mm">
              <loext:p draw:notify-on-update-of-ranges="TOI.A1:TOI.A17 TOI.B1:TOI.B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6">
          <table:table-cell table:style-name="ce6" office:value-type="string" calcext:value-type="string">
            <text:p>Court cases related to Aadhaar</text:p>
          </table:table-cell>
          <table:table-cell office:value-type="float" office:value="0.0876962460787539" calcext:value-type="float">
            <text:p>0.0876962461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6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749644859606984" calcext:value-type="float">
            <text:p>0.074964486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6">
          <table:table-cell table:style-name="ce6" office:value-type="string" calcext:value-type="string">
            <text:p>Parliamentary debates on Aadhaar</text:p>
          </table:table-cell>
          <table:table-cell office:value-type="float" office:value="0.0579655279508813" calcext:value-type="float">
            <text:p>0.057965528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4">
          <table:table-cell table:style-name="ce6" office:value-type="string" calcext:value-type="string">
            <text:p>Aadhaar based verification for telecom users/data leakage</text:p>
          </table:table-cell>
          <table:table-cell office:value-type="float" office:value="0.0400403564451779" calcext:value-type="float">
            <text:p>0.0400403564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4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376108837436667" calcext:value-type="float">
            <text:p>0.0376108837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7">
          <table:table-cell table:style-name="ce6" office:value-type="string" calcext:value-type="string">
            <text:p>Requirement of Aadhaar for passport &amp; other services</text:p>
          </table:table-cell>
          <table:table-cell table:style-name="ce6" office:value-type="float" office:value="0.0242010030304088" calcext:value-type="float">
            <text:p>0.024201003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7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.017526385139419" calcext:value-type="float">
            <text:p>0.0175263851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8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.00709178150917668" calcext:value-type="float">
            <text:p>0.0070917815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4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4">
          <table:table-cell table:style-name="ce6" office:value-type="string" calcext:value-type="string">
            <text:p>Installation of e-pos for Aadhaar enabled PD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4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8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8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8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7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r enrollment cent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3">
          <table:table-cell table:style-name="ce11"/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legraph" table:style-name="ta5">
        <table:table-column table:style-name="co11" table:default-cell-style-name="ce9"/>
        <table:table-column table:style-name="co3" table:number-columns-repeated="1023" table:default-cell-style-name="ce10"/>
        <table:table-row table:style-name="ro1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349361478567772" calcext:value-type="float">
            <text:p>0.3493614786</text:p>
            <draw:frame table:end-cell-address="Telegraph.Y51" table:end-x="15.83mm" table:end-y="1.78mm" draw:z-index="0" draw:style-name="gr2" draw:text-style-name="P2" svg:width="392.83mm" svg:height="239.62mm" svg:x="0.3mm" svg:y="0mm">
              <loext:p draw:notify-on-update-of-ranges="Telegraph.A1:Telegraph.A17 Telegraph.B1:Telegraph.B1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urt cases related to Aadhaar</text:p>
          </table:table-cell>
          <table:table-cell office:value-type="float" office:value="0.261106770482528" calcext:value-type="float">
            <text:p>0.261106770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arliamentary debates on Aadhaar</text:p>
          </table:table-cell>
          <table:table-cell office:value-type="float" office:value="0.083088611687367" calcext:value-type="float">
            <text:p>0.083088611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477207209634399" calcext:value-type="float">
            <text:p>0.04772072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based verification for telecom users/data leakage</text:p>
          </table:table-cell>
          <table:table-cell office:value-type="float" office:value="0.0422649998652908" calcext:value-type="float">
            <text:p>0.042264999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.0303769162378425" calcext:value-type="float">
            <text:p>0.030376916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188525473502708" calcext:value-type="float">
            <text:p>0.018852547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.0158754748497993" calcext:value-type="float">
            <text:p>0.015875474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for Aadhaar enabled PD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r enrollment cent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India Express" table:style-name="ta6">
        <table:shapes>
          <draw:frame draw:z-index="0" draw:style-name="gr1" draw:text-style-name="P1" svg:width="390.48mm" svg:height="223.94mm" svg:x="149.5mm" svg:y="0mm">
            <loext:p draw:notify-on-update-of-ranges="'New India Express'.A1:'New India Express'.A17 'New India Express'.B1:'New India Express'.B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ce9"/>
        <table:table-column table:style-name="co3" table:number-columns-repeated="1023" table:default-cell-style-name="ce10"/>
        <table:table-row table:style-name="ro1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269325069384809" calcext:value-type="float">
            <text:p>0.269325069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urt cases related to Aadhaar</text:p>
          </table:table-cell>
          <table:table-cell office:value-type="float" office:value="0.248117587026596" calcext:value-type="float">
            <text:p>0.24811758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based verification for telecom users/data leakage</text:p>
          </table:table-cell>
          <table:table-cell office:value-type="float" office:value="0.159255248976341" calcext:value-type="float">
            <text:p>0.15925524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679286612154476" calcext:value-type="float">
            <text:p>0.067928661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for Aadhaar enabled PD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arliamentary debates on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r enrollment cente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ian Express" table:style-name="ta7">
        <table:table-column table:style-name="co15" table:default-cell-style-name="ce9"/>
        <table:table-column table:style-name="co3" table:number-columns-repeated="1023" table:default-cell-style-name="ce10"/>
        <table:table-row table:style-name="ro4">
          <table:table-cell table:style-name="ce6" office:value-type="string" calcext:value-type="string">
            <text:p>Aadhaar based verification for telecom users/data leakage</text:p>
          </table:table-cell>
          <table:table-cell office:value-type="float" office:value="0.206713236843385" calcext:value-type="float">
            <text:p>0.2067132368</text:p>
            <draw:frame table:end-cell-address="'Indian Express'.Y49" table:end-x="15.02mm" table:end-y="3.53mm" draw:z-index="0" draw:style-name="gr2" draw:text-style-name="P2" svg:width="391.18mm" svg:height="228.37mm" svg:x="1.15mm" svg:y="0mm">
              <loext:p draw:notify-on-update-of-ranges="'Indian Express'.A1:'Indian Express'.A17 'Indian Express'.B1:'Indian Express'.B1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199311712237367" calcext:value-type="float">
            <text:p>0.199311712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ourt cases related to Aadhaar</text:p>
          </table:table-cell>
          <table:table-cell office:value-type="float" office:value="0.0999070757494719" calcext:value-type="float">
            <text:p>0.099907075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arliamentary debates on Aadhaar</text:p>
          </table:table-cell>
          <table:table-cell office:value-type="float" office:value="0.0622619491401806" calcext:value-type="float">
            <text:p>0.062261949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for Aadhaar enabled PDS</text:p>
          </table:table-cell>
          <table:table-cell office:value-type="float" office:value="0.0362404577059596" calcext:value-type="float">
            <text:p>0.036240457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214752265028607" calcext:value-type="float">
            <text:p>0.0214752265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r enrollment centers</text:p>
          </table:table-cell>
          <table:table-cell office:value-type="float" office:value="0.0173638686742627" calcext:value-type="float">
            <text:p>0.017363868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can Herald" table:style-name="ta9">
        <office:forms form:automatic-focus="false" form:apply-design-mode="false"/>
        <table:shapes>
          <draw:frame draw:z-index="0" draw:style-name="gr1" draw:text-style-name="P1" svg:width="390.15mm" svg:height="226.95mm" svg:x="122.31mm" svg:y="0.65mm">
            <loext:p draw:notify-on-update-of-ranges="'Deccan Herald'.A1:'Deccan Herald'.A17 'Deccan Herald'.B1:'Deccan Herald'.B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ce9"/>
        <table:table-column table:style-name="co3" table:number-columns-repeated="1023" table:default-cell-style-name="ce10"/>
        <table:table-row table:style-name="ro1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240750245369495" calcext:value-type="float">
            <text:p>0.240750245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urt cases related to Aadhaar</text:p>
          </table:table-cell>
          <table:table-cell office:value-type="float" office:value="0.157678039205093" calcext:value-type="float">
            <text:p>0.157678039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verification for telecom users/data leakage</text:p>
          </table:table-cell>
          <table:table-cell office:value-type="float" office:value="0.0701036404729103" calcext:value-type="float">
            <text:p>0.070103640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638095752631532" calcext:value-type="float">
            <text:p>0.063809575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r enrollment centers</text:p>
          </table:table-cell>
          <table:table-cell office:value-type="float" office:value="0.0548299521867149" calcext:value-type="float">
            <text:p>0.054829952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arliamentary debates on Aadhaar</text:p>
          </table:table-cell>
          <table:table-cell office:value-type="float" office:value="0.0444996713399426" calcext:value-type="float">
            <text:p>0.044499671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.0389259569410303" calcext:value-type="float">
            <text:p>0.0389259569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<text:s/>for Aadhaar enabled PDS</text:p>
          </table:table-cell>
          <table:table-cell office:value-type="float" office:value="0.0260924570265719" calcext:value-type="float">
            <text:p>0.02609245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214664541631775" calcext:value-type="float">
            <text:p>0.021466454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.0138802596864673" calcext:value-type="float">
            <text:p>0.013880259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.0127299494853994" calcext:value-type="float">
            <text:p>0.012729949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8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3" table:number-columns-repeated="1022" table:default-cell-style-name="ce4"/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Requirement of Aadhaar for passport &amp; other services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Fake ration cards and its linkage with Aadhaar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Installation of e-pos systems for Aadhaar enabled PDS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" office:value-type="string" calcext:value-type="string">
            <text:p>Digitization of Aadhaar for Cashless payments/Govt-Offices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Requirement of Aadhaar for school admission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" office:value-type="string" calcext:value-type="string">
            <text:p>Linkage of Aadhaar with Different Schemes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Implementation of Direct Benefit Transfer Scheme</text:p>
          </table:table-cell>
          <table:table-cell table:number-columns-repeated="102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" office:value-type="string" calcext:value-type="string">
            <text:p>Aadhaar based verification for telecom users and data leakage</text:p>
          </table:table-cell>
          <table:table-cell table:number-columns-repeated="102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" office:value-type="string" calcext:value-type="string">
            <text:p>Opening of bank accounts and financial inclusion</text:p>
          </table:table-cell>
          <table:table-cell table:number-columns-repeated="102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" office:value-type="string" calcext:value-type="string">
            <text:p>LPG Subsidy &amp; DBT (Direct Benefit Transfer)</text:p>
          </table:table-cell>
          <table:table-cell table:number-columns-repeated="102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" office:value-type="string" calcext:value-type="string">
            <text:p>Aadhaar Enrollment of voters of electorates</text:p>
          </table:table-cell>
          <table:table-cell table:number-columns-repeated="102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" office:value-type="string" calcext:value-type="string">
            <text:p>Parliamentary debates on Aadhaar</text:p>
          </table:table-cell>
          <table:table-cell table:number-columns-repeated="102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" office:value-type="string" calcext:value-type="string">
            <text:p>Aadhaar's involvement in filing income tax returns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International Linkages/Positive Effect on Economy</text:p>
          </table:table-cell>
          <table:table-cell table:number-columns-repeated="102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" office:value-type="string" calcext:value-type="string">
            <text:p>Court cases related to Aadhaar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" office:value-type="string" calcext:value-type="string">
            <text:p>Aadhaar requirement for college students' registration</text:p>
          </table:table-cell>
          <table:table-cell table:number-columns-repeated="102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" office:value-type="string" calcext:value-type="string">
            <text:p>Aadhar enrollment centers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adhar_opeds" table:style-name="ta9">
        <office:forms form:automatic-focus="false" form:apply-design-mode="false"/>
        <table:shapes>
          <draw:frame draw:z-index="0" draw:style-name="gr1" draw:text-style-name="P1" svg:width="390.15mm" svg:height="226.95mm" svg:x="139.73mm" svg:y="-0.03mm">
            <loext:p draw:notify-on-update-of-ranges="aadhar_opeds.A1:aadhar_opeds.A17 aadhar_opeds.B1:aadhar_opeds.B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6" table:default-cell-style-name="ce9"/>
        <table:table-column table:style-name="co3" table:number-columns-repeated="1023" table:default-cell-style-name="ce10"/>
        <table:table-row table:style-name="ro4">
          <table:table-cell table:style-name="ce8" office:value-type="string" calcext:value-type="string">
            <text:p>International Linkages/Positive Effect on Economy</text:p>
          </table:table-cell>
          <table:table-cell office:value-type="float" office:value="0.274644324891165" calcext:value-type="float">
            <text:p>0.2746443249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Court cases related to Aadhaar</text:p>
          </table:table-cell>
          <table:table-cell office:value-type="float" office:value="0.168374424131875" calcext:value-type="float">
            <text:p>0.168374424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based verification for telecom users and data leakage</text:p>
          </table:table-cell>
          <table:table-cell office:value-type="float" office:value="0.110441957375194" calcext:value-type="float">
            <text:p>0.1104419574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Parliamentary debates on Aadhaar</text:p>
          </table:table-cell>
          <table:table-cell office:value-type="float" office:value="0.0544431028547961" calcext:value-type="float">
            <text:p>0.0544431029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mplementation of Direct Benefit Transfer Scheme</text:p>
          </table:table-cell>
          <table:table-cell office:value-type="float" office:value="0.046107195064263" calcext:value-type="float">
            <text:p>0.046107195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r enrollment centers</text:p>
          </table:table-cell>
          <table:table-cell office:value-type="float" office:value="0.0307096845130912" calcext:value-type="float">
            <text:p>0.0307096845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pening of bank accounts and financial inclusion</text:p>
          </table:table-cell>
          <table:table-cell office:value-type="float" office:value="0.0265975276184896" calcext:value-type="float">
            <text:p>0.0265975276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Installation of e-pos systems for Aadhaar enabled PDS</text:p>
          </table:table-cell>
          <table:table-cell office:value-type="float" office:value="0.0139980725418447" calcext:value-type="float">
            <text:p>0.0139980725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Digitization of Aadhaar for Cashless payments/Govt-Offices</text:p>
          </table:table-cell>
          <table:table-cell office:value-type="float" office:value="0.0110071891973725" calcext:value-type="float">
            <text:p>0.011007189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PG Subsidy &amp; DBT (Direct Benefit Transfer)</text:p>
          </table:table-cell>
          <table:table-cell office:value-type="float" office:value="0.0107519999737426" calcext:value-type="float">
            <text:p>0.010752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's involvement in filing income tax returns</text:p>
          </table:table-cell>
          <table:table-cell office:value-type="float" office:value="0.00862555986751494" calcext:value-type="float">
            <text:p>0.0086255599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Requirement of Aadhaar for passport &amp; other services</text:p>
          </table:table-cell>
          <table:table-cell office:value-type="float" office:value="0.007722961327345" calcext:value-type="float">
            <text:p>0.0077229613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Enrollment of voters of electorates</text:p>
          </table:table-cell>
          <table:table-cell office:value-type="float" office:value="0.00328299705383631" calcext:value-type="float">
            <text:p>0.0032829971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Requirement of Aadhaar for school admission</text:p>
          </table:table-cell>
          <table:table-cell office:value-type="float" office:value="0.00185032700734838" calcext:value-type="float">
            <text:p>0.001850327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Aadhaar requirement for college students' registration</text:p>
          </table:table-cell>
          <table:table-cell office:value-type="float" office:value="0.00096701125417298" calcext:value-type="float">
            <text:p>0.0009670113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Fake ration cards and its linkage with Aadhaa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Linkage of Aadhaar with Different Schem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Hindu.A1:Hindu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Hindustan Times'.A1:'Hindustan Times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OI.A1:TOI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Telegraph.A1:Telegraph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ew India Express'.A1:'New India Express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Indian Express'.A1:'Indian Express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Deccan Herald'.A1:'Deccan Herald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aadhar_opeds.A1:aadhar_opeds.B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20:27:25.68570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23T20:29:29.841869293</dc:date>
    <meta:editing-cycles>21</meta:editing-cycles>
    <meta:editing-duration>PT2H47S</meta:editing-duration>
    <meta:generator>LibreOffice/5.1.6.2$Linux_X86_64 LibreOffice_project/10m0$Build-2</meta:generator>
    <meta:document-statistic meta:table-count="9" meta:cell-count="30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139cm" svg:height="23.282cm" xlink:href=".." xlink:type="simple" chart:class="chart:bar" chart:style-name="ch1">
        <chart:title svg:x="17.621cm" svg:y="0.863cm" chart:style-name="ch2">
          <text:p>Hindustan Times_Aspect-Coverage
Opeds</text:p>
        </chart:title>
        <chart:plot-area chart:style-name="ch3" table:cell-range-address="'Hindustan Times'.A1:'Hindustan Times'.B17" chart:data-source-has-labels="column" svg:x="2.18cm" svg:y="2.876cm" svg:width="36.177cm" svg:height="18.573cm">
          <chartooo:coordinate-region svg:x="10.499cm" svg:y="2.876cm" svg:width="27.858cm" svg:height="7.148cm"/>
          <chart:axis chart:dimension="x" chart:name="primary-x" chart:style-name="ch4" chartooo:axis-type="auto">
            <chartooo:date-scale/>
            <chart:title svg:x="20.364cm" svg:y="18.549cm" chart:style-name="ch5">
              <text:p>Aspects</text:p>
            </chart:title>
            <chart:categories table:cell-range-address="'Hindustan Times'.A1:'Hindustan Times'.A17"/>
          </chart:axis>
          <chart:axis chart:dimension="y" chart:name="primary-y" chart:style-name="ch6">
            <chart:title svg:x="8.304cm" svg:y="8.655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stan Times'.B1:'Hindustan Times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tional Linkages/Positive Effect on Economy</text:p>
                <draw:g>
                  <svg:desc>'Hindustan Times'.A1:'Hindustan Times'.A17</svg:desc>
                </draw:g>
              </table:table-cell>
              <table:table-cell office:value-type="float" office:value="0.411034900852255">
                <text:p>0.411034900852255</text:p>
                <draw:g>
                  <svg:desc>'Hindustan Times'.B1:'Hindustan Times'.B17</svg:desc>
                </draw:g>
              </table:table-cell>
            </table:table-row>
            <table:table-row>
              <table:table-cell office:value-type="string">
                <text:p>Aadhaar based verification for telecom users/data leakage</text:p>
              </table:table-cell>
              <table:table-cell office:value-type="float" office:value="0.220021288744458">
                <text:p>0.220021288744458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1369035450694">
                <text:p>0.1369035450694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13147562015804">
                <text:p>0.113147562015804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546740072889277">
                <text:p>0.0546740072889277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252010799455798">
                <text:p>0.0252010799455798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.0207882474851789">
                <text:p>0.0207882474851789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llation of e-pos for Aadhaar enabled P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258cm" svg:height="22.338cm" xlink:href=".." xlink:type="simple" chart:class="chart:bar" chart:style-name="ch1">
        <chart:title svg:x="16.915cm" svg:y="0.956cm" chart:style-name="ch2">
          <text:p>Times Of India_Aspect-Coverage
Opeds</text:p>
        </chart:title>
        <chart:plot-area chart:style-name="ch3" table:cell-range-address="TOI.A1:TOI.B17" chart:data-source-has-labels="column" svg:x="2.183cm" svg:y="2.584cm" svg:width="36.29cm" svg:height="17.94cm">
          <chartooo:coordinate-region svg:x="10.435cm" svg:y="2.584cm" svg:width="28.038cm" svg:height="6.515cm"/>
          <chart:axis chart:dimension="x" chart:name="primary-x" chart:style-name="ch4" chartooo:axis-type="auto">
            <chartooo:date-scale/>
            <chart:title svg:x="20.131cm" svg:y="17.988cm" chart:style-name="ch5">
              <text:p>Aspects</text:p>
            </chart:title>
            <chart:categories table:cell-range-address="TOI.A1:TOI.A17"/>
          </chart:axis>
          <chart:axis chart:dimension="y" chart:name="primary-y" chart:style-name="ch6">
            <chart:title svg:x="7.178cm" svg:y="7.996cm" chart:style-name="ch7">
              <text:p>Relative Coverage</text:p>
            </chart:title>
            <chart:grid chart:style-name="ch8" chart:class="major"/>
          </chart:axis>
          <chart:series chart:style-name="ch9" chart:values-cell-range-address="TOI.B1:TOI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tional Linkages/Positive Effect on Economy</text:p>
                <draw:g>
                  <svg:desc>TOI.A1:TOI.A17</svg:desc>
                </draw:g>
              </table:table-cell>
              <table:table-cell office:value-type="float" office:value="0.358461162434692">
                <text:p>0.358461162434692</text:p>
                <draw:g>
                  <svg:desc>TOI.B1:TOI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876962460787539">
                <text:p>0.0876962460787539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749644859606984">
                <text:p>0.0749644859606984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579655279508813">
                <text:p>0.0579655279508813</text:p>
              </table:table-cell>
            </table:table-row>
            <table:table-row>
              <table:table-cell office:value-type="string">
                <text:p>Aadhaar based verification for telecom users/data leakage</text:p>
              </table:table-cell>
              <table:table-cell office:value-type="float" office:value="0.0400403564451779">
                <text:p>0.0400403564451779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376108837436667">
                <text:p>0.0376108837436667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242010030304088">
                <text:p>0.0242010030304088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17526385139419">
                <text:p>0.017526385139419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.00709178150917668">
                <text:p>0.00709178150917668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llation of e-pos for Aadhaar enabled P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286cm" svg:height="24.046cm" xlink:href=".." xlink:type="simple" chart:class="chart:bar" chart:style-name="ch1">
        <chart:title svg:x="17.905cm" svg:y="0.973cm" chart:style-name="ch2">
          <text:p>Telegraph_Aspect-Coverage
Opeds</text:p>
        </chart:title>
        <chart:plot-area chart:style-name="ch3" table:cell-range-address="Telegraph.A1:Telegraph.B17" chart:data-source-has-labels="column" svg:x="2.183cm" svg:y="2.906cm" svg:width="36.318cm" svg:height="19.292cm">
          <chartooo:coordinate-region svg:x="10.434cm" svg:y="2.906cm" svg:width="28.067cm" svg:height="7.867cm"/>
          <chart:axis chart:dimension="x" chart:name="primary-x" chart:style-name="ch4" chartooo:axis-type="auto">
            <chartooo:date-scale/>
            <chart:title svg:x="21.354cm" svg:y="20.112cm" chart:style-name="ch5">
              <text:p>Aspects</text:p>
            </chart:title>
            <chart:categories table:cell-range-address="Telegraph.A1:Telegraph.A17"/>
          </chart:axis>
          <chart:axis chart:dimension="y" chart:name="primary-y" chart:style-name="ch6">
            <chart:title svg:x="6.94cm" svg:y="8.87cm" chart:style-name="ch7">
              <text:p>Relative Coverage</text:p>
            </chart:title>
            <chart:grid chart:style-name="ch8" chart:class="major"/>
          </chart:axis>
          <chart:series chart:style-name="ch9" chart:values-cell-range-address="Telegraph.B1:Telegraph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tional Linkages/Positive Effect on Economy</text:p>
                <draw:g>
                  <svg:desc>Telegraph.A1:Telegraph.A17</svg:desc>
                </draw:g>
              </table:table-cell>
              <table:table-cell office:value-type="float" office:value="0.349361478567772">
                <text:p>0.349361478567772</text:p>
                <draw:g>
                  <svg:desc>Telegraph.B1:Telegraph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261106770482528">
                <text:p>0.261106770482528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83088611687367">
                <text:p>0.083088611687367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77207209634399">
                <text:p>0.0477207209634399</text:p>
              </table:table-cell>
            </table:table-row>
            <table:table-row>
              <table:table-cell office:value-type="string">
                <text:p>Aadhaar based verification for telecom users/data leakage</text:p>
              </table:table-cell>
              <table:table-cell office:value-type="float" office:value="0.0422649998652908">
                <text:p>0.0422649998652908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303769162378425">
                <text:p>0.0303769162378425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188525473502708">
                <text:p>0.0188525473502708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158754748497993">
                <text:p>0.0158754748497993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llation of e-pos for Aadhaar enabled P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8pt" fo:font-weight="bold" style:font-size-asian="16pt" style:font-weight-asian="bold" style:font-size-complex="16pt" style:font-weight-complex="600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5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size-complex="14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1" chart:tick-mark-position="at-axis"/>
      <style:graphic-properties svg:stroke-color="#b3b3b3"/>
      <style:text-properties fo:color="#000000" style:text-position="0% 100%" fo:font-family="Arial" fo:font-size="16pt" style:font-size-asian="14pt" style:font-size-complex="14pt"/>
    </style:style>
    <style:style style:name="ch7" style:family="chart">
      <style:chart-properties style:rotation-angle="90"/>
      <style:text-properties fo:color="#000000" style:text-position="0% 100%" fo:font-family="Arial" fo:font-size="16pt" fo:font-weight="bold" style:font-size-asian="14pt" style:font-weight-asian="bold" style:font-size-complex="14pt" style:font-weight-complex="6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9.117cm" svg:height="22.838cm" xlink:href=".." xlink:type="simple" chart:class="chart:bar" chart:style-name="ch1">
        <chart:title svg:x="16.372cm" svg:y="0.933cm" chart:style-name="ch2">
          <text:p>Indian Express_Aspect-Coverage
Opeds</text:p>
        </chart:title>
        <chart:plot-area chart:style-name="ch3" table:cell-range-address="'Indian Express'.A1:'Indian Express'.B17" chart:data-source-has-labels="column" svg:x="2.18cm" svg:y="2.858cm" svg:width="36.155cm" svg:height="18.251cm">
          <chartooo:coordinate-region svg:x="11.98cm" svg:y="2.858cm" svg:width="26.355cm" svg:height="6.826cm"/>
          <chart:axis chart:dimension="x" chart:name="primary-x" chart:style-name="ch4" chartooo:axis-type="auto">
            <chartooo:date-scale/>
            <chart:title svg:x="21.455cm" svg:y="19.237cm" chart:style-name="ch5">
              <text:p>Aspects</text:p>
            </chart:title>
            <chart:categories table:cell-range-address="'Indian Express'.A1:'Indian Express'.A17"/>
          </chart:axis>
          <chart:axis chart:dimension="y" chart:name="primary-y" chart:style-name="ch6">
            <chart:title svg:x="9.274cm" svg:y="8.424cm" chart:style-name="ch7">
              <text:p>Relative Coverage</text:p>
            </chart:title>
            <chart:grid chart:style-name="ch8" chart:class="major"/>
          </chart:axis>
          <chart:series chart:style-name="ch9" chart:values-cell-range-address="'Indian Express'.B1:'Indian Express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adhaar based verification for telecom users/data leakage</text:p>
                <draw:g>
                  <svg:desc>'Indian Express'.A1:'Indian Express'.A17</svg:desc>
                </draw:g>
              </table:table-cell>
              <table:table-cell office:value-type="float" office:value="0.206713236843385">
                <text:p>0.206713236843385</text:p>
                <draw:g>
                  <svg:desc>'Indian Express'.B1:'Indian Express'.B17</svg:desc>
                </draw:g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99311712237367">
                <text:p>0.199311712237367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999070757494719">
                <text:p>0.0999070757494719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22619491401806">
                <text:p>0.0622619491401806</text:p>
              </table:table-cell>
            </table:table-row>
            <table:table-row>
              <table:table-cell office:value-type="string">
                <text:p>Installation of e-pos for Aadhaar enabled PDS</text:p>
              </table:table-cell>
              <table:table-cell office:value-type="float" office:value="0.0362404577059596">
                <text:p>0.0362404577059596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214752265028607">
                <text:p>0.0214752265028607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173638686742627">
                <text:p>0.0173638686742627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49cm" svg:height="22.395cm" xlink:href=".." xlink:type="simple" chart:class="chart:bar" chart:style-name="ch1">
        <chart:title svg:x="17.711cm" svg:y="0.95cm" chart:style-name="ch2">
          <text:p>New Indian Express_Aspect-Coverage
Opeds</text:p>
        </chart:title>
        <chart:plot-area chart:style-name="ch3" table:cell-range-address="'New India Express'.A1:'New India Express'.B17" chart:data-source-has-labels="column" svg:x="2.178cm" svg:y="2.84cm" svg:width="36.091cm" svg:height="17.74cm">
          <chartooo:coordinate-region svg:x="10.478cm" svg:y="2.84cm" svg:width="27.791cm" svg:height="6.314cm"/>
          <chart:axis chart:dimension="x" chart:name="primary-x" chart:style-name="ch4" chartooo:axis-type="auto">
            <chartooo:date-scale/>
            <chart:title svg:x="19.374cm" svg:y="18.532cm" chart:style-name="ch5">
              <text:p>Aspects</text:p>
            </chart:title>
            <chart:categories table:cell-range-address="'New India Express'.A1:'New India Express'.A17"/>
          </chart:axis>
          <chart:axis chart:dimension="y" chart:name="primary-y" chart:style-name="ch6">
            <chart:title svg:x="6.61cm" svg:y="8.366cm" chart:style-name="ch7">
              <text:p>Relative Coverage</text:p>
            </chart:title>
            <chart:grid chart:style-name="ch8" chart:class="major"/>
          </chart:axis>
          <chart:series chart:style-name="ch9" chart:values-cell-range-address="'New India Express'.B1:'New India Express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tional Linkages/Positive Effect on Economy</text:p>
                <draw:g>
                  <svg:desc>'New India Express'.A1:'New India Express'.A17</svg:desc>
                </draw:g>
              </table:table-cell>
              <table:table-cell office:value-type="float" office:value="0.269325069384809">
                <text:p>0.269325069384809</text:p>
                <draw:g>
                  <svg:desc>'New India Express'.B1:'New India Express'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248117587026596">
                <text:p>0.248117587026596</text:p>
              </table:table-cell>
            </table:table-row>
            <table:table-row>
              <table:table-cell office:value-type="string">
                <text:p>Aadhaar based verification for telecom users/data leakage</text:p>
              </table:table-cell>
              <table:table-cell office:value-type="float" office:value="0.159255248976341">
                <text:p>0.159255248976341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679286612154476">
                <text:p>0.0679286612154476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llation of e-pos for Aadhaar enabled P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16cm" svg:height="22.696cm" xlink:href=".." xlink:type="simple" chart:class="chart:bar" chart:style-name="ch1">
        <chart:title svg:x="15.654cm" svg:y="0.955cm" chart:style-name="ch2">
          <text:p>Deccan Herald_Aspect-Coverage
Opeds</text:p>
        </chart:title>
        <chart:plot-area chart:style-name="ch3" table:cell-range-address="'Deccan Herald'.A1:'Deccan Herald'.B17" chart:data-source-has-labels="column" svg:x="1.145cm" svg:y="2.58cm" svg:width="35.58cm" svg:height="16.59cm">
          <chartooo:coordinate-region svg:x="9.543cm" svg:y="2.886cm" svg:width="27.182cm" svg:height="6.006cm"/>
          <chart:axis chart:dimension="x" chart:name="primary-x" chart:style-name="ch4" chartooo:axis-type="auto">
            <chartooo:date-scale/>
            <chart:title svg:x="21.135cm" svg:y="18.595cm" chart:style-name="ch5">
              <text:p>Aspects</text:p>
            </chart:title>
            <chart:categories table:cell-range-address="'Deccan Herald'.A1:'Deccan Herald'.A17"/>
          </chart:axis>
          <chart:axis chart:dimension="y" chart:name="primary-y" chart:style-name="ch6">
            <chart:title svg:x="6.878cm" svg:y="8.087cm" chart:style-name="ch7">
              <text:p>Relative Coverage</text:p>
            </chart:title>
            <chart:grid chart:style-name="ch8" chart:class="major"/>
          </chart:axis>
          <chart:series chart:style-name="ch9" chart:values-cell-range-address="'Deccan Herald'.B1:'Deccan Herald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tional Linkages/Positive Effect on Economy</text:p>
                <draw:g>
                  <svg:desc>'Deccan Herald'.A1:'Deccan Herald'.A17</svg:desc>
                </draw:g>
              </table:table-cell>
              <table:table-cell office:value-type="float" office:value="0.240750245369495">
                <text:p>0.240750245369495</text:p>
                <draw:g>
                  <svg:desc>'Deccan Herald'.B1:'Deccan Herald'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57678039205093">
                <text:p>0.157678039205093</text:p>
              </table:table-cell>
            </table:table-row>
            <table:table-row>
              <table:table-cell office:value-type="string">
                <text:p>Aadhaar verification for telecom users/data leakage</text:p>
              </table:table-cell>
              <table:table-cell office:value-type="float" office:value="0.0701036404729103">
                <text:p>0.0701036404729103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38095752631532">
                <text:p>0.0638095752631532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548299521867149">
                <text:p>0.0548299521867149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444996713399426">
                <text:p>0.0444996713399426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389259569410303">
                <text:p>0.0389259569410303</text:p>
              </table:table-cell>
            </table:table-row>
            <table:table-row>
              <table:table-cell office:value-type="string">
                <text:p>Installation of e-pos  for Aadhaar enabled PDS</text:p>
              </table:table-cell>
              <table:table-cell office:value-type="float" office:value="0.0260924570265719">
                <text:p>0.0260924570265719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214664541631775">
                <text:p>0.0214664541631775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138802596864673">
                <text:p>0.0138802596864673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127299494853994">
                <text:p>0.0127299494853994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16cm" svg:height="22.696cm" xlink:href=".." xlink:type="simple" chart:class="chart:bar" chart:style-name="ch1">
        <chart:title svg:x="15.654cm" svg:y="0.955cm" chart:style-name="ch2">
          <text:p>Overall_Aspect_Coverage
Opeds</text:p>
        </chart:title>
        <chart:plot-area chart:style-name="ch3" table:cell-range-address="aadhar_opeds.A1:aadhar_opeds.B17" chart:data-source-has-labels="column" svg:x="1.145cm" svg:y="2.58cm" svg:width="35.58cm" svg:height="18.218cm">
          <chartooo:coordinate-region svg:x="9.543cm" svg:y="2.886cm" svg:width="27.182cm" svg:height="6.006cm"/>
          <chart:axis chart:dimension="x" chart:name="primary-x" chart:style-name="ch4" chartooo:axis-type="auto">
            <chartooo:date-scale/>
            <chart:title svg:x="19.26cm" svg:y="18.772cm" chart:style-name="ch5">
              <text:p>Aspects</text:p>
            </chart:title>
            <chart:categories table:cell-range-address="aadhar_opeds.A1:aadhar_opeds.A17"/>
          </chart:axis>
          <chart:axis chart:dimension="y" chart:name="primary-y" chart:style-name="ch6">
            <chart:title svg:x="6.88cm" svg:y="8.087cm" chart:style-name="ch7">
              <text:p>Relative Coverage</text:p>
            </chart:title>
            <chart:grid chart:style-name="ch8" chart:class="major"/>
          </chart:axis>
          <chart:series chart:style-name="ch9" chart:values-cell-range-address="aadhar_opeds.B1:aadhar_opeds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ational Linkages/Positive Effect on Economy</text:p>
                <draw:g>
                  <svg:desc>aadhar_opeds.A1:aadhar_opeds.A17</svg:desc>
                </draw:g>
              </table:table-cell>
              <table:table-cell office:value-type="float" office:value="0.274644324891165">
                <text:p>0.274644324891165</text:p>
                <draw:g>
                  <svg:desc>aadhar_opeds.B1:aadhar_opeds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68374424131875">
                <text:p>0.168374424131875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110441957375194">
                <text:p>0.110441957375194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544431028547961">
                <text:p>0.0544431028547961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46107195064263">
                <text:p>0.046107195064263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307096845130912">
                <text:p>0.0307096845130912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265975276184896">
                <text:p>0.0265975276184896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139980725418447">
                <text:p>0.0139980725418447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110071891973725">
                <text:p>0.0110071891973725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07519999737426">
                <text:p>0.0107519999737426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0862555986751494">
                <text:p>0.00862555986751494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07722961327345">
                <text:p>0.007722961327345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0328299705383631">
                <text:p>0.00328299705383631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0185032700734838">
                <text:p>0.00185032700734838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0096701125417298">
                <text:p>0.00096701125417298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35cm" svg:height="22.496cm" xlink:href=".." xlink:type="simple" chart:class="chart:bar" chart:style-name="ch1">
        <chart:title svg:x="19.273cm" svg:y="0.495cm" chart:style-name="ch2">
          <text:p>Hindu_Aspect-Coverage
Opeds</text:p>
        </chart:title>
        <chart:plot-area chart:style-name="ch3" table:cell-range-address="Hindu.A1:Hindu.B17" chart:data-source-has-labels="column" svg:x="2.205cm" svg:y="2.844cm" svg:width="37.338cm" svg:height="17.835cm">
          <chartooo:coordinate-region svg:x="8.605cm" svg:y="2.844cm" svg:width="30.938cm" svg:height="6.297cm"/>
          <chart:axis chart:dimension="x" chart:name="primary-x" chart:style-name="ch4" chartooo:axis-type="auto">
            <chartooo:date-scale/>
            <chart:title svg:x="20.855cm" svg:y="19.005cm" chart:style-name="ch5">
              <text:p>Aspects</text:p>
            </chart:title>
            <chart:categories table:cell-range-address="Hindu.A1:Hindu.A17"/>
          </chart:axis>
          <chart:axis chart:dimension="y" chart:name="primary-y" chart:style-name="ch6">
            <chart:title svg:x="6.082cm" svg:y="8.508cm" chart:style-name="ch7">
              <text:p>Relative Coverage</text:p>
            </chart:title>
            <chart:grid chart:style-name="ch8" chart:class="major"/>
          </chart:axis>
          <chart:series chart:style-name="ch9" chart:values-cell-range-address="Hindu.B1:Hindu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urt cases related to Aadhaar</text:p>
                <draw:g>
                  <svg:desc>Hindu.A1:Hindu.A17</svg:desc>
                </draw:g>
              </table:table-cell>
              <table:table-cell office:value-type="float" office:value="0.262998745482989">
                <text:p>0.262998745482989</text:p>
                <draw:g>
                  <svg:desc>Hindu.B1:Hindu.B17</svg:desc>
                </draw:g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211666841599318">
                <text:p>0.211666841599318</text:p>
              </table:table-cell>
            </table:table-row>
            <table:table-row>
              <table:table-cell office:value-type="string">
                <text:p>Aadhaar based verification for telecom users/ data leakage</text:p>
              </table:table-cell>
              <table:table-cell office:value-type="float" office:value="0.0741997664232604">
                <text:p>0.0741997664232604</text:p>
              </table:table-cell>
            </table:table-row>
            <table:table-row>
              <table:table-cell office:value-type="string">
                <text:p>Aadhar enrollment centers</text:p>
              </table:table-cell>
              <table:table-cell office:value-type="float" office:value="0.0734167345571955">
                <text:p>0.0734167345571955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481814501416955">
                <text:p>0.0481814501416955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442896151648282">
                <text:p>0.0442896151648282</text:p>
              </table:table-cell>
            </table:table-row>
            <table:table-row>
              <table:table-cell office:value-type="string">
                <text:p>Installation of e-pos for Aadhaar enabled PDS</text:p>
              </table:table-cell>
              <table:table-cell office:value-type="float" office:value="0.0151808220501773">
                <text:p>0.0151808220501773</text:p>
              </table:table-cell>
            </table:table-row>
            <table:table-row>
              <table:table-cell office:value-type="string">
                <text:p>Digitization of Aadhaar for Cashless payments</text:p>
              </table:table-cell>
              <table:table-cell office:value-type="float" office:value="0.0150075554244949">
                <text:p>0.0150075554244949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48526150765289">
                <text:p>0.0148526150765289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143594716034327">
                <text:p>0.0143594716034327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133315340260666">
                <text:p>0.0133315340260666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kage of Aadhaar with Different Sche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